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05cm" fo:min-width="4.3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1.5cm" fo:padding-top="0.142cm" fo:padding-bottom="0.142cm" fo:padding-left="0.267cm" fo:padding-right="0.26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штрих-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draw:marker-start="Arrow_20_concave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1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1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0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201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1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188cm"/>
    </style:style>
    <style:style style:name="gr18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fill-color="#000000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Bitstream Charter"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P6" style:family="paragraph">
      <style:paragraph-properties fo:margin-top="0cm" fo:margin-bottom="0.05cm"/>
    </style:style>
    <style:style style:name="P7" style:family="paragraph">
      <loext:graphic-properties draw:fill="none" draw:fill-color="#ffffff"/>
      <style:paragraph-properties fo:margin-top="0cm" fo:margin-bottom="0.05cm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2" style:family="text">
      <style:text-properties style:text-position="-33% 58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1cm" svg:y1="2.2cm" svg:x2="5.9cm" svg:y2="2.2cm">
          <text:p/>
        </draw:line>
        <draw:custom-shape draw:style-name="gr2" draw:text-style-name="P2" draw:layer="layout" svg:width="4.8cm" svg:height="0.3cm" svg:x="1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9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3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3.4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cm" svg:y1="1.7cm" svg:x2="3.5cm" svg:y2="5.1cm">
          <text:p/>
        </draw:line>
        <draw:line draw:style-name="gr6" draw:text-style-name="P1" draw:layer="layout" svg:x1="1.4cm" svg:y1="1.7cm" svg:x2="5.6cm" svg:y2="1.7cm">
          <text:p/>
        </draw:line>
        <draw:line draw:style-name="gr6" draw:text-style-name="P1" draw:layer="layout" svg:x1="2.745cm" svg:y1="1.1cm" svg:x2="2.745cm" svg:y2="5.1cm">
          <text:p/>
        </draw:line>
        <draw:custom-shape draw:style-name="gr7" draw:text-style-name="P4" draw:layer="layout" svg:width="0.8cm" svg:height="0.8cm" svg:x="4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cm" svg:y1="1.7cm" svg:x2="4.88cm" svg:y2="4cm">
          <text:p/>
        </draw:line>
        <draw:path draw:style-name="gr9" draw:text-style-name="P1" draw:layer="layout" svg:width="0.749cm" svg:height="0cm" svg:x="2.75cm" svg:y="2.05cm" svg:viewBox="0 0 750 0" svg:d="M0 0c750 0 750 0 750 0">
          <text:p/>
        </draw:path>
        <draw:frame draw:style-name="gr10" draw:text-style-name="P5" draw:layer="layout" svg:width="0.676cm" svg:height="0.598cm" svg:x="3.324cm" svg:y="1.2cm">
          <draw:text-box>
            <text:p><text:span text:style-name="T1">A</text:span></text:p>
          </draw:text-box>
        </draw:frame>
        <draw:frame draw:style-name="gr11" draw:text-style-name="P5" draw:layer="layout" svg:width="0.667cm" svg:height="0.598cm" svg:x="4.633cm" svg:y="3.802cm">
          <draw:text-box>
            <text:p><text:span text:style-name="T1">B</text:span></text:p>
          </draw:text-box>
        </draw:frame>
        <draw:frame draw:style-name="gr12" draw:text-style-name="P5" draw:layer="layout" svg:width="0.836cm" svg:height="0.662cm" svg:x="5.1cm" svg:y="4.502cm">
          <draw:text-box>
            <text:p><text:span text:style-name="T1">M</text:span><text:span text:style-name="T2">2</text:span></text:p>
          </draw:text-box>
        </draw:frame>
        <draw:frame draw:style-name="gr12" draw:text-style-name="P5" draw:layer="layout" svg:width="0.836cm" svg:height="0.662cm" svg:x="4.3cm" svg:y="1.138cm">
          <draw:text-box>
            <text:p><text:span text:style-name="T1">M</text:span><text:span text:style-name="T2">1</text:span></text:p>
          </draw:text-box>
        </draw:frame>
        <draw:frame draw:style-name="gr13" draw:text-style-name="P5" draw:layer="layout" svg:width="0.578cm" svg:height="0.598cm" svg:x="4.3cm" svg:y="2.9cm">
          <draw:text-box>
            <text:p><text:span text:style-name="T1">l</text:span></text:p>
          </draw:text-box>
        </draw:frame>
        <draw:frame draw:style-name="gr14" draw:text-style-name="P7" draw:layer="layout" svg:width="0.701cm" svg:height="0.598cm" svg:x="2.299cm" svg:y="1.25cm">
          <draw:text-box>
            <text:p text:style-name="P6"><text:span text:style-name="T1">O</text:span></text:p>
          </draw:text-box>
        </draw:frame>
        <draw:custom-shape draw:style-name="gr15" draw:text-style-name="P8" draw:layer="layout" svg:width="0.05cm" svg:height="0.05cm" svg:x="2.725cm" svg:y="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0.637cm" svg:height="0.598cm" svg:x="2.863cm" svg:y="1.5cm">
          <draw:text-box>
            <text:p><text:span text:style-name="T1">y</text:span></text:p>
          </draw:text-box>
        </draw:frame>
        <draw:frame draw:style-name="gr16" draw:text-style-name="P5" draw:layer="layout" svg:width="0.637cm" svg:height="0.598cm" svg:x="5.263cm" svg:y="1.202cm">
          <draw:text-box>
            <text:p><text:span text:style-name="T1">y</text:span></text:p>
          </draw:text-box>
        </draw:frame>
        <draw:frame draw:style-name="gr16" draw:text-style-name="P5" draw:layer="layout" svg:width="0.637cm" svg:height="0.598cm" svg:x="2.3cm" svg:y="4.4cm">
          <draw:text-box>
            <text:p><text:span text:style-name="T1">x</text:span></text:p>
          </draw:text-box>
        </draw:frame>
        <draw:frame draw:style-name="gr17" draw:text-style-name="P5" draw:layer="layout" svg:width="0.688cm" svg:height="0.598cm" svg:x="3.7cm" svg:y="3.302cm">
          <draw:text-box>
            <text:p><text:span text:style-name="T1">φ</text:span></text:p>
          </draw:text-box>
        </draw:frame>
        <draw:circle draw:style-name="gr18" draw:text-style-name="P8" draw:layer="layout" svg:width="4.8cm" svg:height="4.8cm" svg:x="1.1cm" svg:y="-0.8cm" draw:kind="arc" draw:start-angle="270.05" draw:end-angle="299.36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54:52.473871564</meta:creation-date>
    <dc:date>2017-06-26T14:03:26.627439314</dc:date>
    <meta:editing-duration>PT21M6S</meta:editing-duration>
    <meta:editing-cycles>15</meta:editing-cycles>
    <meta:generator>LibreOffice/5.1.6.2$Linux_X86_64 LibreOffice_project/10m0$Build-2</meta:generator>
    <meta:document-statistic meta:object-count="23"/>
  </office:meta>
</office:document-meta>
</file>